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027882" officeooo:paragraph-rsid="00027882" style:font-size-asian="10pt" style:font-size-complex="10pt" fo:hyphenate="true" fo:hyphenation-remain-char-count="2" fo:hyphenation-push-char-count="2"/>
    </style:style>
    <style:style style:name="P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027882" officeooo:paragraph-rsid="000aeb5e" style:font-size-asian="10pt" style:font-size-complex="10pt" fo:hyphenate="true" fo:hyphenation-remain-char-count="2" fo:hyphenation-push-char-count="2"/>
    </style:style>
    <style:style style:name="P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027882" officeooo:paragraph-rsid="00283d1c" style:font-size-asian="10pt" style:font-size-complex="10pt" fo:hyphenate="true" fo:hyphenation-remain-char-count="2" fo:hyphenation-push-char-count="2"/>
    </style:style>
    <style:style style:name="P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01de88" officeooo:paragraph-rsid="000aeb5e" style:font-size-asian="10pt" style:font-size-complex="10pt" fo:hyphenate="true" fo:hyphenation-remain-char-count="2" fo:hyphenation-push-char-count="2"/>
    </style:style>
    <style:style style:name="P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03d99a" officeooo:paragraph-rsid="0003d99a" style:font-size-asian="10pt" style:font-size-complex="10pt" fo:hyphenate="true" fo:hyphenation-remain-char-count="2" fo:hyphenation-push-char-count="2"/>
    </style:style>
    <style:style style:name="P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03d99a" officeooo:paragraph-rsid="0003f931" style:font-size-asian="10pt" style:font-size-complex="10pt" fo:hyphenate="true" fo:hyphenation-remain-char-count="2" fo:hyphenation-push-char-count="2"/>
    </style:style>
    <style:style style:name="P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03d99a" officeooo:paragraph-rsid="00283d1c" style:font-size-asian="10pt" style:font-size-complex="10pt" fo:hyphenate="true" fo:hyphenation-remain-char-count="2" fo:hyphenation-push-char-count="2"/>
    </style:style>
    <style:style style:name="P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03f931" officeooo:paragraph-rsid="0003f931" style:font-size-asian="10pt" style:font-size-complex="10pt" fo:hyphenate="true" fo:hyphenation-remain-char-count="2" fo:hyphenation-push-char-count="2"/>
    </style:style>
    <style:style style:name="P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05bea9" officeooo:paragraph-rsid="0005bea9" style:font-size-asian="10pt" style:font-size-complex="10pt" fo:hyphenate="true" fo:hyphenation-remain-char-count="2" fo:hyphenation-push-char-count="2"/>
    </style:style>
    <style:style style:name="P1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05bea9" officeooo:paragraph-rsid="00283d1c" style:font-size-asian="10pt" style:font-size-complex="10pt" fo:hyphenate="true" fo:hyphenation-remain-char-count="2" fo:hyphenation-push-char-count="2"/>
    </style:style>
    <style:style style:name="P1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07804d" officeooo:paragraph-rsid="0007804d" style:font-size-asian="10pt" style:font-size-complex="10pt" fo:hyphenate="true" fo:hyphenation-remain-char-count="2" fo:hyphenation-push-char-count="2"/>
    </style:style>
    <style:style style:name="P1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07804d" officeooo:paragraph-rsid="00283d1c" style:font-size-asian="10pt" style:font-size-complex="10pt" fo:hyphenate="true" fo:hyphenation-remain-char-count="2" fo:hyphenation-push-char-count="2"/>
    </style:style>
    <style:style style:name="P1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0867e1" officeooo:paragraph-rsid="000867e1" style:font-size-asian="10pt" style:font-size-complex="10pt" fo:hyphenate="true" fo:hyphenation-remain-char-count="2" fo:hyphenation-push-char-count="2"/>
    </style:style>
    <style:style style:name="P1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09a5a8" officeooo:paragraph-rsid="0009a5a8" style:font-size-asian="10pt" style:font-size-complex="10pt" fo:hyphenate="true" fo:hyphenation-remain-char-count="2" fo:hyphenation-push-char-count="2"/>
    </style:style>
    <style:style style:name="P1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09a5a8" officeooo:paragraph-rsid="000f8073" style:font-size-asian="10pt" style:font-size-complex="10pt" fo:hyphenate="true" fo:hyphenation-remain-char-count="2" fo:hyphenation-push-char-count="2"/>
    </style:style>
    <style:style style:name="P1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09a5a8" officeooo:paragraph-rsid="000aeb5e" style:font-size-asian="10pt" style:font-size-complex="10pt" fo:hyphenate="true" fo:hyphenation-remain-char-count="2" fo:hyphenation-push-char-count="2"/>
    </style:style>
    <style:style style:name="P1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0aeb5e" officeooo:paragraph-rsid="000aeb5e" style:font-size-asian="10pt" style:font-size-complex="10pt" fo:hyphenate="true" fo:hyphenation-remain-char-count="2" fo:hyphenation-push-char-count="2"/>
    </style:style>
    <style:style style:name="P1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0c5247" officeooo:paragraph-rsid="000c5247" style:font-size-asian="10pt" style:font-size-complex="10pt" fo:hyphenate="true" fo:hyphenation-remain-char-count="2" fo:hyphenation-push-char-count="2"/>
    </style:style>
    <style:style style:name="P1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0d42d2" officeooo:paragraph-rsid="000d42d2" style:font-size-asian="10pt" style:font-size-complex="10pt" fo:hyphenate="true" fo:hyphenation-remain-char-count="2" fo:hyphenation-push-char-count="2"/>
    </style:style>
    <style:style style:name="P2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0dfc80" officeooo:paragraph-rsid="000dfc80" style:font-size-asian="10pt" style:font-size-complex="10pt" fo:hyphenate="true" fo:hyphenation-remain-char-count="2" fo:hyphenation-push-char-count="2"/>
    </style:style>
    <style:style style:name="P2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10c48d" officeooo:paragraph-rsid="0010c48d" style:font-size-asian="10pt" style:font-size-complex="10pt" fo:hyphenate="true" fo:hyphenation-remain-char-count="2" fo:hyphenation-push-char-count="2"/>
    </style:style>
    <style:style style:name="P2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0f8073" officeooo:paragraph-rsid="0010c48d" style:font-size-asian="10pt" style:font-size-complex="10pt" fo:hyphenate="true" fo:hyphenation-remain-char-count="2" fo:hyphenation-push-char-count="2"/>
    </style:style>
    <style:style style:name="P2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0f8073" officeooo:paragraph-rsid="002179be" style:font-size-asian="10pt" style:font-size-complex="10pt" fo:hyphenate="true" fo:hyphenation-remain-char-count="2" fo:hyphenation-push-char-count="2"/>
    </style:style>
    <style:style style:name="P2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12afdb" officeooo:paragraph-rsid="0012afdb" style:font-size-asian="10pt" style:font-size-complex="10pt" fo:hyphenate="true" fo:hyphenation-remain-char-count="2" fo:hyphenation-push-char-count="2"/>
    </style:style>
    <style:style style:name="P2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12cdd8" officeooo:paragraph-rsid="0012cdd8" style:font-size-asian="10pt" style:font-size-complex="10pt" fo:hyphenate="true" fo:hyphenation-remain-char-count="2" fo:hyphenation-push-char-count="2"/>
    </style:style>
    <style:style style:name="P2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12ddf9" officeooo:paragraph-rsid="0012ddf9" style:font-size-asian="10pt" style:font-size-complex="10pt" fo:hyphenate="true" fo:hyphenation-remain-char-count="2" fo:hyphenation-push-char-count="2"/>
    </style:style>
    <style:style style:name="P2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12e85d" officeooo:paragraph-rsid="0012e85d" style:font-size-asian="10pt" style:font-size-complex="10pt" fo:hyphenate="true" fo:hyphenation-remain-char-count="2" fo:hyphenation-push-char-count="2"/>
    </style:style>
    <style:style style:name="P2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13e941" officeooo:paragraph-rsid="0013e941" style:font-size-asian="10pt" style:font-size-complex="10pt" fo:hyphenate="true" fo:hyphenation-remain-char-count="2" fo:hyphenation-push-char-count="2"/>
    </style:style>
    <style:style style:name="P2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16c1c6" officeooo:paragraph-rsid="0016c1c6" style:font-size-asian="10pt" style:font-size-complex="10pt" fo:hyphenate="true" fo:hyphenation-remain-char-count="2" fo:hyphenation-push-char-count="2"/>
    </style:style>
    <style:style style:name="P3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17c0ad" officeooo:paragraph-rsid="0017c0ad" style:font-size-asian="10pt" style:font-size-complex="10pt" fo:hyphenate="true" fo:hyphenation-remain-char-count="2" fo:hyphenation-push-char-count="2"/>
    </style:style>
    <style:style style:name="P3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18077a" officeooo:paragraph-rsid="0018077a" style:font-size-asian="10pt" style:font-size-complex="10pt" fo:hyphenate="true" fo:hyphenation-remain-char-count="2" fo:hyphenation-push-char-count="2"/>
    </style:style>
    <style:style style:name="P3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18b84a" officeooo:paragraph-rsid="0018b84a" style:font-size-asian="10pt" style:font-size-complex="10pt" fo:hyphenate="true" fo:hyphenation-remain-char-count="2" fo:hyphenation-push-char-count="2"/>
    </style:style>
    <style:style style:name="P3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19aba0" officeooo:paragraph-rsid="0019aba0" style:font-size-asian="10pt" style:font-size-complex="10pt" fo:hyphenate="true" fo:hyphenation-remain-char-count="2" fo:hyphenation-push-char-count="2"/>
    </style:style>
    <style:style style:name="P3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1d552c" officeooo:paragraph-rsid="001d552c" style:font-size-asian="10pt" style:font-size-complex="10pt" fo:hyphenate="true" fo:hyphenation-remain-char-count="2" fo:hyphenation-push-char-count="2"/>
    </style:style>
    <style:style style:name="P3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1ed028" officeooo:paragraph-rsid="001ed028" style:font-size-asian="10pt" style:font-size-complex="10pt" fo:hyphenate="true" fo:hyphenation-remain-char-count="2" fo:hyphenation-push-char-count="2"/>
    </style:style>
    <style:style style:name="P3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219f5f" officeooo:paragraph-rsid="00219f5f" style:font-size-asian="10pt" style:font-size-complex="10pt" fo:hyphenate="true" fo:hyphenation-remain-char-count="2" fo:hyphenation-push-char-count="2"/>
    </style:style>
    <style:style style:name="P3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26945f" officeooo:paragraph-rsid="0026945f" style:font-size-asian="10pt" style:font-size-complex="10pt" fo:hyphenate="true" fo:hyphenation-remain-char-count="2" fo:hyphenation-push-char-count="2"/>
    </style:style>
    <style:style style:name="P3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26945f" officeooo:paragraph-rsid="0027143d" style:font-size-asian="10pt" style:font-size-complex="10pt" fo:hyphenate="true" fo:hyphenation-remain-char-count="2" fo:hyphenation-push-char-count="2"/>
    </style:style>
    <style:style style:name="P3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27143d" officeooo:paragraph-rsid="0027143d" style:font-size-asian="10pt" style:font-size-complex="10pt" fo:hyphenate="true" fo:hyphenation-remain-char-count="2" fo:hyphenation-push-char-count="2"/>
    </style:style>
    <style:style style:name="P4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283d1c" officeooo:paragraph-rsid="00027882" style:font-size-asian="10pt" style:font-size-complex="10pt" fo:hyphenate="true" fo:hyphenation-remain-char-count="2" fo:hyphenation-push-char-count="2"/>
    </style:style>
    <style:style style:name="P4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en" fo:country="US" officeooo:rsid="0013e941" officeooo:paragraph-rsid="0016c1c6" style:font-size-asian="10pt" style:font-size-complex="10pt" fo:hyphenate="true" fo:hyphenation-remain-char-count="2" fo:hyphenation-push-char-count="2"/>
    </style:style>
    <style:style style:name="P4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en" fo:country="US" officeooo:rsid="0013e941" officeooo:paragraph-rsid="0017c0ad" style:font-size-asian="10pt" style:font-size-complex="10pt" fo:hyphenate="true" fo:hyphenation-remain-char-count="2" fo:hyphenation-push-char-count="2"/>
    </style:style>
    <style:style style:name="P4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en" fo:country="US" officeooo:rsid="0016c1c6" officeooo:paragraph-rsid="0016c1c6" style:font-size-asian="10pt" style:font-size-complex="10pt" fo:hyphenate="true" fo:hyphenation-remain-char-count="2" fo:hyphenation-push-char-count="2"/>
    </style:style>
    <style:style style:name="P4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en" fo:country="US" officeooo:rsid="0018077a" officeooo:paragraph-rsid="0018077a" style:font-size-asian="10pt" style:font-size-complex="10pt" fo:hyphenate="true" fo:hyphenation-remain-char-count="2" fo:hyphenation-push-char-count="2"/>
    </style:style>
    <style:style style:name="P4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en" fo:country="US" officeooo:rsid="00156dae" officeooo:paragraph-rsid="0017c0ad" style:font-size-asian="10pt" style:font-size-complex="10pt" fo:hyphenate="true" fo:hyphenation-remain-char-count="2" fo:hyphenation-push-char-count="2"/>
    </style:style>
    <style:style style:name="P4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en" fo:country="US" officeooo:rsid="0018b84a" officeooo:paragraph-rsid="0018b84a" style:font-size-asian="10pt" style:font-size-complex="10pt" fo:hyphenate="true" fo:hyphenation-remain-char-count="2" fo:hyphenation-push-char-count="2"/>
    </style:style>
    <style:style style:name="P4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Courier New" fo:language="ru" fo:country="RU" fo:font-weight="bold" officeooo:rsid="0001de88" officeooo:paragraph-rsid="0001de88" style:font-weight-asian="bold" style:font-weight-complex="bold" fo:hyphenate="true" fo:hyphenation-remain-char-count="2" fo:hyphenation-push-char-count="2"/>
    </style:style>
    <style:style style:name="P4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Courier New" fo:font-size="10pt" fo:language="ru" fo:country="RU" fo:font-weight="bold" officeooo:rsid="00027882" officeooo:paragraph-rsid="00027882" style:font-size-asian="10pt" style:font-weight-asian="bold" style:font-size-complex="10pt" style:font-weight-complex="bold" fo:hyphenate="true" fo:hyphenation-remain-char-count="2" fo:hyphenation-push-char-count="2"/>
    </style:style>
    <style:style style:name="P4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Courier New" fo:font-size="10pt" fo:language="en" fo:country="US" officeooo:rsid="0013e941" officeooo:paragraph-rsid="0013e941" style:font-size-asian="10pt" style:font-size-complex="10pt" fo:hyphenate="true" fo:hyphenation-remain-char-count="2" fo:hyphenation-push-char-count="2"/>
    </style:style>
    <style:style style:name="P5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Courier New" fo:font-size="10pt" fo:language="en" fo:country="US" officeooo:rsid="0016c1c6" officeooo:paragraph-rsid="0016c1c6" style:font-size-asian="10pt" style:font-size-complex="10pt" fo:hyphenate="true" fo:hyphenation-remain-char-count="2" fo:hyphenation-push-char-count="2"/>
    </style:style>
    <style:style style:name="P5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Courier New" fo:font-size="10pt" fo:language="en" fo:country="US" officeooo:rsid="0018077a" officeooo:paragraph-rsid="0018077a" style:font-size-asian="10pt" style:font-size-complex="10pt" fo:hyphenate="true" fo:hyphenation-remain-char-count="2" fo:hyphenation-push-char-count="2"/>
    </style:style>
    <style:style style:name="P5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2pt" fo:language="ru" fo:country="RU" fo:font-weight="bold" officeooo:rsid="00027882" officeooo:paragraph-rsid="00027882" style:font-size-asian="12pt" style:font-weight-asian="bold" style:font-size-complex="12pt" style:font-weight-complex="bold" fo:hyphenate="true" fo:hyphenation-remain-char-count="2" fo:hyphenation-push-char-count="2"/>
    </style:style>
    <style:style style:name="P5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2pt" fo:language="ru" fo:country="RU" fo:font-weight="bold" officeooo:rsid="0009a5a8" officeooo:paragraph-rsid="0009a5a8" style:font-size-asian="12pt" style:font-weight-asian="bold" style:font-size-complex="12pt" style:font-weight-complex="bold" fo:hyphenate="true" fo:hyphenation-remain-char-count="2" fo:hyphenation-push-char-count="2"/>
    </style:style>
    <style:style style:name="P5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2pt" fo:language="ru" fo:country="RU" fo:font-weight="bold" officeooo:rsid="000aeb5e" officeooo:paragraph-rsid="000aeb5e" style:font-size-asian="12pt" style:font-weight-asian="bold" style:font-size-complex="12pt" style:font-weight-complex="bold" fo:hyphenate="true" fo:hyphenation-remain-char-count="2" fo:hyphenation-push-char-count="2"/>
    </style:style>
    <style:style style:name="P5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2pt" fo:language="ru" fo:country="RU" fo:font-weight="bold" officeooo:rsid="0026945f" officeooo:paragraph-rsid="0026945f" style:font-size-asian="12pt" style:font-weight-asian="bold" style:font-size-complex="12pt" style:font-weight-complex="bold" fo:hyphenate="true" fo:hyphenation-remain-char-count="2" fo:hyphenation-push-char-count="2"/>
    </style:style>
    <style:style style:name="P5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027882" officeooo:paragraph-rsid="00027882" style:font-size-asian="10pt" style:font-weight-asian="bold" style:font-size-complex="10pt" style:font-weight-complex="bold" fo:hyphenate="true" fo:hyphenation-remain-char-count="2" fo:hyphenation-push-char-count="2"/>
    </style:style>
    <style:style style:name="P5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03d99a" officeooo:paragraph-rsid="0003d99a" style:font-size-asian="10pt" style:font-weight-asian="bold" style:font-size-complex="10pt" style:font-weight-complex="bold" fo:hyphenate="true" fo:hyphenation-remain-char-count="2" fo:hyphenation-push-char-count="2"/>
    </style:style>
    <style:style style:name="P5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09a5a8" officeooo:paragraph-rsid="0009a5a8" style:font-size-asian="10pt" style:font-weight-asian="bold" style:font-size-complex="10pt" style:font-weight-complex="bold" fo:hyphenate="true" fo:hyphenation-remain-char-count="2" fo:hyphenation-push-char-count="2"/>
    </style:style>
    <style:style style:name="P5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12afdb" officeooo:paragraph-rsid="0012afdb" style:font-size-asian="10pt" style:font-weight-asian="bold" style:font-size-complex="10pt" style:font-weight-complex="bold" fo:hyphenate="true" fo:hyphenation-remain-char-count="2" fo:hyphenation-push-char-count="2"/>
    </style:style>
    <style:style style:name="P6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12cdd8" officeooo:paragraph-rsid="0012cdd8" style:font-size-asian="10pt" style:font-weight-asian="bold" style:font-size-complex="10pt" style:font-weight-complex="bold" fo:hyphenate="true" fo:hyphenation-remain-char-count="2" fo:hyphenation-push-char-count="2"/>
    </style:style>
    <style:style style:name="P6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12ddf9" officeooo:paragraph-rsid="0012ddf9" style:font-size-asian="10pt" style:font-weight-asian="bold" style:font-size-complex="10pt" style:font-weight-complex="bold" fo:hyphenate="true" fo:hyphenation-remain-char-count="2" fo:hyphenation-push-char-count="2"/>
    </style:style>
    <style:style style:name="P6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19aba0" officeooo:paragraph-rsid="0019aba0" style:font-size-asian="10pt" style:font-weight-asian="bold" style:font-size-complex="10pt" style:font-weight-complex="bold" fo:hyphenate="true" fo:hyphenation-remain-char-count="2" fo:hyphenation-push-char-count="2"/>
    </style:style>
    <style:style style:name="P6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26945f" officeooo:paragraph-rsid="0026945f" style:font-size-asian="10pt" style:font-weight-asian="bold" style:font-size-complex="10pt" style:font-weight-complex="bold" fo:hyphenate="true" fo:hyphenation-remain-char-count="2" fo:hyphenation-push-char-count="2"/>
    </style:style>
    <style:style style:name="P6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4pt" fo:language="ru" fo:country="RU" fo:font-weight="bold" officeooo:rsid="0001de88" officeooo:paragraph-rsid="0001de88" style:font-size-asian="14pt" style:font-weight-asian="bold" style:font-size-complex="14pt" style:font-weight-complex="bold" fo:hyphenate="true" fo:hyphenation-remain-char-count="2" fo:hyphenation-push-char-count="2"/>
    </style:style>
    <style:style style:name="P6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20pt" fo:language="ru" fo:country="RU" fo:font-weight="bold" officeooo:rsid="00240a90" officeooo:paragraph-rsid="00240a90" style:font-size-asian="20pt" style:font-weight-asian="bold" style:font-size-complex="20pt" style:font-weight-complex="bold" fo:hyphenate="true" fo:hyphenation-remain-char-count="2" fo:hyphenation-push-char-count="2"/>
    </style:style>
    <style:style style:name="P66" style:family="paragraph" style:parent-style-name="Standard" style:master-page-name="">
      <loext:graphic-properties draw:fill="none"/>
      <style:paragraph-properties fo:text-align="justify" style:justify-single-word="false" fo:hyphenation-ladder-count="no-limit" style:page-number="auto" fo:background-color="transparent" style:shadow="none">
        <style:tab-stops/>
      </style:paragraph-properties>
      <style:text-properties fo:color="#808080" style:font-name="Courier New" fo:font-size="20pt" fo:language="ru" fo:country="RU" fo:font-weight="bold" officeooo:rsid="00240a90" officeooo:paragraph-rsid="00240a90" style:font-size-asian="20pt" style:font-weight-asian="bold" style:font-size-complex="20pt" style:font-weight-complex="bold" fo:hyphenate="true" fo:hyphenation-remain-char-count="2" fo:hyphenation-push-char-count="2"/>
    </style:style>
    <style:style style:name="P6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2pt" fo:language="ru" fo:country="RU" fo:font-weight="bold" officeooo:rsid="0009a5a8" officeooo:paragraph-rsid="0009a5a8" style:font-size-asian="12pt" style:font-weight-asian="bold" style:font-size-complex="12pt" style:font-weight-complex="bold" fo:hyphenate="true" fo:hyphenation-remain-char-count="2" fo:hyphenation-push-char-count="2"/>
    </style:style>
    <style:style style:name="P6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12afdb" officeooo:paragraph-rsid="0012afdb" style:font-size-asian="10pt" style:font-weight-asian="bold" style:font-size-complex="10pt" style:font-weight-complex="bold" fo:hyphenate="true" fo:hyphenation-remain-char-count="2" fo:hyphenation-push-char-count="2"/>
    </style:style>
    <style:style style:name="P6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18b84a" officeooo:paragraph-rsid="0018b84a" style:font-size-asian="10pt" style:font-weight-asian="bold" style:font-size-complex="10pt" style:font-weight-complex="bold" fo:hyphenate="true" fo:hyphenation-remain-char-count="2" fo:hyphenation-push-char-count="2"/>
    </style:style>
    <style:style style:name="P7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26945f" officeooo:paragraph-rsid="0026945f" style:font-size-asian="10pt" style:font-weight-asian="bold" style:font-size-complex="10pt" style:font-weight-complex="bold" fo:hyphenate="true" fo:hyphenation-remain-char-count="2" fo:hyphenation-push-char-count="2"/>
    </style:style>
    <style:style style:name="P7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Courier New" fo:font-size="10pt" fo:language="en" fo:country="US" officeooo:rsid="0016c1c6" officeooo:paragraph-rsid="0016c1c6" style:font-size-asian="10pt" style:font-size-complex="10pt" fo:hyphenate="true" fo:hyphenation-remain-char-count="2" fo:hyphenation-push-char-count="2"/>
    </style:style>
    <style:style style:name="P7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Courier New" fo:font-size="10pt" fo:language="ru" fo:country="RU" officeooo:rsid="0019aba0" officeooo:paragraph-rsid="0019aba0" style:font-size-asian="10pt" style:font-size-complex="10pt" fo:hyphenate="true" fo:hyphenation-remain-char-count="2" fo:hyphenation-push-char-count="2"/>
    </style:style>
    <style:style style:name="P7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10pt" fo:language="ru" fo:country="RU" officeooo:rsid="001d552c" officeooo:paragraph-rsid="002b94f5" style:font-size-asian="10pt" style:font-size-complex="10pt" fo:hyphenate="true" fo:hyphenation-remain-char-count="2" fo:hyphenation-push-char-count="2"/>
    </style:style>
    <style:style style:name="P74" style:family="paragraph" style:parent-style-name="Standard">
      <loext:graphic-properties draw:fill="none"/>
      <style:paragraph-properties fo:text-align="justify" style:justify-single-word="false" fo:hyphenation-ladder-count="no-limit" fo:break-before="page" fo:background-color="transparent" style:shadow="none">
        <style:tab-stops/>
      </style:paragraph-properties>
      <style:text-properties style:font-name="Courier New" fo:font-size="10pt" fo:language="ru" fo:country="RU" officeooo:rsid="0019aba0" officeooo:paragraph-rsid="0019aba0" style:font-size-asian="10pt" style:font-size-complex="10pt" fo:hyphenate="true" fo:hyphenation-remain-char-count="2" fo:hyphenation-push-char-count="2"/>
    </style:style>
    <style:style style:name="P75" style:family="paragraph" style:parent-style-name="Footer">
      <style:paragraph-properties fo:text-align="center" style:justify-single-word="false"/>
      <style:text-properties fo:color="#000000" style:font-name="Tahoma" fo:font-size="10pt" fo:background-color="#ffffff" style:font-size-asian="10pt" style:font-size-complex="10pt"/>
    </style:style>
    <style:style style:name="T1" style:family="text">
      <style:text-properties officeooo:rsid="00020c95"/>
    </style:style>
    <style:style style:name="T2" style:family="text">
      <style:text-properties officeooo:rsid="0003d99a"/>
    </style:style>
    <style:style style:name="T3" style:family="text">
      <style:text-properties officeooo:rsid="0003f931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3f931"/>
    </style:style>
    <style:style style:name="T6" style:family="text">
      <style:text-properties fo:language="en" fo:country="US" officeooo:rsid="0012afdb"/>
    </style:style>
    <style:style style:name="T7" style:family="text">
      <style:text-properties style:font-name="Courier New"/>
    </style:style>
    <style:style style:name="T8" style:family="text">
      <style:text-properties style:font-name="Courier New" fo:language="en" fo:country="US"/>
    </style:style>
    <style:style style:name="T9" style:family="text">
      <style:text-properties style:font-name="Courier New" fo:language="en" fo:country="US" officeooo:rsid="0003f931"/>
    </style:style>
    <style:style style:name="T10" style:family="text">
      <style:text-properties style:font-name="Courier New" officeooo:rsid="0003f931"/>
    </style:style>
    <style:style style:name="T11" style:family="text">
      <style:text-properties style:font-name="Courier New" fo:language="ru" fo:country="RU" officeooo:rsid="00156dae"/>
    </style:style>
    <style:style style:name="T12" style:family="text">
      <style:text-properties style:font-name="Courier New" officeooo:rsid="00156dae"/>
    </style:style>
    <style:style style:name="T13" style:family="text">
      <style:text-properties officeooo:rsid="0005bea9"/>
    </style:style>
    <style:style style:name="T14" style:family="text">
      <style:text-properties officeooo:rsid="0007804d"/>
    </style:style>
    <style:style style:name="T15" style:family="text">
      <style:text-properties officeooo:rsid="000acc03"/>
    </style:style>
    <style:style style:name="T16" style:family="text">
      <style:text-properties officeooo:rsid="000aeb5e"/>
    </style:style>
    <style:style style:name="T17" style:family="text">
      <style:text-properties officeooo:rsid="000d42d2"/>
    </style:style>
    <style:style style:name="T18" style:family="text">
      <style:text-properties officeooo:rsid="000f8073"/>
    </style:style>
    <style:style style:name="T19" style:family="text">
      <style:text-properties officeooo:rsid="0012afdb"/>
    </style:style>
    <style:style style:name="T20" style:family="text">
      <style:text-properties fo:language="ru" fo:country="RU" officeooo:rsid="00156dae"/>
    </style:style>
    <style:style style:name="T21" style:family="text">
      <style:text-properties fo:language="ru" fo:country="RU" officeooo:rsid="0016c1c6"/>
    </style:style>
    <style:style style:name="T22" style:family="text">
      <style:text-properties fo:language="ru" fo:country="RU" officeooo:rsid="0017c0ad"/>
    </style:style>
    <style:style style:name="T23" style:family="text">
      <style:text-properties officeooo:rsid="0013e941"/>
    </style:style>
    <style:style style:name="T24" style:family="text">
      <style:text-properties officeooo:rsid="00156dae"/>
    </style:style>
    <style:style style:name="T25" style:family="text">
      <style:text-properties style:font-name="Tahoma" officeooo:rsid="00156dae"/>
    </style:style>
    <style:style style:name="T26" style:family="text">
      <style:text-properties style:font-name="Tahoma" fo:language="ru" fo:country="RU" officeooo:rsid="0016c1c6"/>
    </style:style>
    <style:style style:name="T27" style:family="text">
      <style:text-properties style:font-name="Tahoma" fo:language="ru" fo:country="RU" officeooo:rsid="0017c0ad"/>
    </style:style>
    <style:style style:name="T28" style:family="text">
      <style:text-properties officeooo:rsid="0019aba0"/>
    </style:style>
    <style:style style:name="T29" style:family="text">
      <style:text-properties officeooo:rsid="00209527"/>
    </style:style>
    <style:style style:name="T30" style:family="text">
      <style:text-properties officeooo:rsid="002179be"/>
    </style:style>
    <style:style style:name="T31" style:family="text">
      <style:text-properties officeooo:rsid="00219f5f"/>
    </style:style>
    <style:style style:name="T32" style:family="text">
      <style:text-properties officeooo:rsid="00228a55"/>
    </style:style>
    <style:style style:name="T33" style:family="text">
      <style:text-properties officeooo:rsid="00240a90"/>
    </style:style>
    <style:style style:name="T34" style:family="text">
      <style:text-properties officeooo:rsid="002a2999"/>
    </style:style>
    <style:style style:name="T35" style:family="text">
      <style:text-properties fo:color="#808080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Часть 1 (Оформление кода)</text:p>
      <text:p text:style-name="P65"/>
      <text:p text:style-name="P64"><text:span text:style-name="T33">О</text:span>формлени<text:span text:style-name="T34">е</text:span> кода</text:p>
      <text:p text:style-name="P47"/>
      <text:p text:style-name="P4"><text:span text:style-name="T16">Необходим</text:span>о следовать устоявшимся традициям оформления <text:span text:style-name="T16">исходного </text:span>кода.</text:p>
      <text:p text:style-name="P4">Это облегчает чтение исходного кода. Кроме того, это позволяет избежать привратности в толковании исходного кода реализацией языка.</text:p>
      <text:p text:style-name="P4">Конечно, реализация языка допускает верстку исходного кода <text:span text:style-name="T1">(</text:span>пробельными символами<text:span text:style-name="T1">) на усмотрение программиста</text:span>, но в более или менее длительной перспективе на эту лояльность <text:span text:style-name="T29">со стороны реализации языка </text:span>не целесообразно расчитывать.</text:p>
      <text:p text:style-name="P35">Разумеется, в ряде случаев приходится иметь дело с отступлением от этих соглашений. Однако, целесообразно ознакомиться с соглашениями, ставшими традиционными.</text:p>
      <text:p text:style-name="P48"/>
      <text:p text:style-name="P52">О составлении имен</text:p>
      <text:p text:style-name="P48"/>
      <text:p text:style-name="P2">Имена должны характеризовать то, чему они даются <text:span text:style-name="T16">(поэтому и существует столько рекомендаций о составлении имен)</text:span>. И при этом, они должны быть по возможности короче.</text:p>
      <text:p text:style-name="P16">Если в именах используются аббревиатуры, то принято только первую литеру аббревиатуры прописывать заглавной.</text:p>
      <text:p text:style-name="P56"/>
      <text:p text:style-name="P56">Имена ссылочных типов</text:p>
      <text:p text:style-name="P40"/>
      <text:p text:style-name="P1">Имена классов это предпочтительно существительные. Они прописываются верблюжьей нотацией, и причем с заглавной.</text:p>
      <text:p text:style-name="P11">Имена пакетов — как имена классов (но необходимо помнить, что в первую очередь именно эти имена должны быть уникальны). Они прописываются строчными, и при необходимости составляющие имени разделяются символом прочерка.</text:p>
      <text:p text:style-name="P1"><text:soft-page-break/>Имена интерфейсов это предпочтительно прилагательные <text:span text:style-name="T2">(или же существительные)</text:span>. Они прописываются так же.</text:p>
      <text:p text:style-name="P11">Имена перечислений — как имена классов. Они прописываются так же. А имена классов из списка перечисления прописываются заглавными <text:span text:style-name="T29">литерами</text:span>.</text:p>
      <text:p text:style-name="P12">Имена обобщений — как имена классов. Они прописываются так же, как имена классов.</text:p>
      <text:p text:style-name="P10">Имена обобщенных типов это предпочтительно не части речи, а отдельно взятые буквы. Они прописываются заглавной.</text:p>
      <text:p text:style-name="P13">Имена аннотаций — это специфика аннотаций. И прописываются они специфично (но чаще всего с заглавной).</text:p>
      <text:p text:style-name="P56"/>
      <text:p text:style-name="P56">Имена методов</text:p>
      <text:p text:style-name="P56"/>
      <text:p text:style-name="P3">Имена методов это предпочтительно глаголы. <text:span text:style-name="T2">Они прописываются верблюжьей нотацией, и причем со строчной. Они обозначают их действие.</text:span></text:p>
      <text:p text:style-name="P7">При необходимости они включают тип возвращаемого значения, опять- таки их действие, и типы аргументов.</text:p>
      <text:p text:style-name="P7">При необходимости составляющие их имени разделяются специальными символами. Имена методов характерного действия содержат характерные составляющие (например, у методов геттеров и сеттеров).</text:p>
      <text:p text:style-name="P1"/>
      <text:p text:style-name="P57">Имена переменных</text:p>
      <text:p text:style-name="P5"/>
      <text:p text:style-name="P7">Имена переменных это предпочтительно любая подходящая часть речи. Они прописываются верблюжьей нотацией, причем со строчной.</text:p>
      <text:p text:style-name="P7">Имена переменных более прочих имен тяготеют к краткости. <text:span text:style-name="T3">Имена переменных, используемых в глубоко вложенных структурах кода, или просто в циклах, целесообразно ограничивать единственной буквой (тогда это будет строчная).</text:span></text:p>
      <text:p text:style-name="P7"><text:span text:style-name="T3">На такой случай есть </text:span><text:span text:style-name="T5">рекомендация:</text:span></text:p>
      <text:p text:style-name="P6"><text:span text:style-name="T5">для</text:span><text:span text:style-name="T3"> символов</text:span><text:span text:style-name="T5"> </text:span><text:span text:style-name="T3">предпочтительны имена </text:span><text:span text:style-name="T9">c</text:span><text:span text:style-name="T5">,</text:span><text:span text:style-name="T9"> d</text:span><text:span text:style-name="T5">,</text:span><text:span text:style-name="T9"> e;</text:span></text:p>
      <text:p text:style-name="P6"><text:span text:style-name="T3">для целочисленных предпочтительны имена</text:span><text:span text:style-name="T10"> </text:span><text:span text:style-name="T9">i</text:span><text:span text:style-name="T5">,</text:span><text:span text:style-name="T9"> j</text:span><text:span text:style-name="T5">,</text:span><text:span text:style-name="T9"> k</text:span><text:span text:style-name="T5">,</text:span><text:span text:style-name="T9"> m</text:span><text:span text:style-name="T5">,</text:span><text:span text:style-name="T9"> n;</text:span></text:p>
      <text:p text:style-name="P8">для <text:span text:style-name="T4">fp- </text:span>чисел предпочтительны <text:span text:style-name="T13">относительно</text:span> длинные имена;</text:p>
      <text:p text:style-name="P8"><text:soft-page-break/></text:p>
      <text:p text:style-name="P9">Для переменных- констант предпочтительны относительно длинные <text:span text:style-name="T14">имена</text:span>. Они прописываются заглавными, а составляющие имени разделять символом подчеркивания.</text:p>
      <text:p text:style-name="P53"/>
      <text:p text:style-name="P53">Об организации файлов исходного кода</text:p>
      <text:p text:style-name="P58"/>
      <text:p text:style-name="P15">Файлы более 2000 строк считаются громоздкими, и исходный код следует хранить в менее громоздких файлах.</text:p>
      <text:p text:style-name="P23"><text:span text:style-name="T30">В файле исходного кода д</text:span>лину строки следует выдержать в пределах 80 символов (<text:span text:style-name="T30">так как </text:span>это традиционная длина строки).</text:p>
      <text:p text:style-name="P23"><text:span text:style-name="T30">Прописываемые</text:span> <text:span text:style-name="T30">в строках выражения следует выдерживать по возможности лаконичными (так как слишком длинные выражения могут быть сочтены человеческой ошибкой). Лаконично ли выражение — это следует определять по правилу «один- два- много». Это правило применяется к таким категориям, как глубина вложенности выражений в скобках, количество выражений в скобках на одном уровне вложенности, количество запятых в выражении, длина последовательных присваиваний, и прочее. </text:span>Если же <text:span text:style-name="T30">какое- либо </text:span>выражение не умещается в строке, то оно разбивается по строкам. При <text:span text:style-name="T30">этом</text:span> <text:span text:style-name="T33">надо</text:span> учитывать следующее:</text:p>
      <text:p text:style-name="P22">выражение разбивается после запятой (если она есть);</text:p>
      <text:p text:style-name="P22">и перед оператором;</text:p>
      <text:p text:style-name="P21">при этом, выражение, заключенное в круглые скобки не разносится по строкам;</text:p>
      <text:p text:style-name="P22">и при этом вложенность структур кода по прежнему разобозначается отступами;</text:p>
      <text:p text:style-name="P14"/>
      <text:p text:style-name="P14">Файлы исходного кода следует оформлять в виде секвенции их секций (разделов). Секция — это просто участок исходного кода, <text:s/>ограниченый пустыми строками (комментариями). <text:span text:style-name="T15">В наиболее общем виде файл исходного кода представляет собой секвенцию следующих секций: комментарий к файлу, импорт, и собственно исходный код.</text:span></text:p>
      <text:p text:style-name="P20"><text:soft-page-break/>Исходный код следует подразделять на секции. Секции заключают в себе структуры исходного кода <text:span text:style-name="T32">(секциями считаются именно целые структуры, а не отдельные операторы)</text:span>.</text:p>
      <text:p text:style-name="P20">Структуры исходного кода располагаются <text:span text:style-name="T18">в нем с соответствующими отступами. Один уровень вложенности подразумевает один отступ </text:span><text:span text:style-name="T6">(</text:span><text:span text:style-name="T19">величина отступа — табуляция, стандартный размер табуляции — 4 пробела</text:span><text:span text:style-name="T6">)</text:span><text:span text:style-name="T18">.</text:span></text:p>
      <text:p text:style-name="P24">Разные структуры исходного кода оформляются по разному.</text:p>
      <text:p text:style-name="P59"/>
      <text:p text:style-name="P59">Отдельные операторы</text:p>
      <text:p text:style-name="P59"/>
      <text:p text:style-name="P24">Отдельно взятые операторы занимают отдельные строки. Это все требования к ним.</text:p>
      <text:p text:style-name="P24"/>
      <text:p text:style-name="P60">Блочные операторы</text:p>
      <text:p text:style-name="P25"/>
      <text:p text:style-name="P25">Блочные операторы заключают в себе отдельные операторы — для отдельных операторов в блоке по прежнему действует вышеописанное правило. Сам блочный оператор оформляется так:</text:p>
      <text:p text:style-name="P26">прописывается открывающая скобка, и переводится строка;</text:p>
      <text:p text:style-name="P26">прописывается секвенция операторов;</text:p>
      <text:p text:style-name="P26">за ней (с новой строки) прописывается закрывающая скобка;</text:p>
      <text:p text:style-name="P26"/>
      <text:p text:style-name="P28">Если же блок пустой (и пустой блок может потребоваться в ряде случаев — например, в цикле<text:span text:style-name="T7"> </text:span><text:span text:style-name="T8">for </text:span>с пустым телом), то ограничивающие его скобки прописываются просто подряд.</text:p>
      <text:p text:style-name="P26"/>
      <text:p text:style-name="P61">Операторы управления ходом вычислений</text:p>
      <text:p text:style-name="P26"/>
      <text:p text:style-name="P26">Тело этих операторов следует заключать в блок, даже если это единственный оператор. Это позволит избежать той человеческой ошибки, когда в процессе составления исходного кода единственный оператор заменяется секвенцией операторов, но программист забывает заключить ее в блок.</text:p>
      <text:p text:style-name="P27">Сами операторы управления ходом вычислений оформляются в общем случае так:</text:p>
      <text:p text:style-name="P27"><text:soft-page-break/>прописывается ключевое слово, обозначающее оператор управления ходом вычислений, и через пробел прописывается выражение- условие;</text:p>
      <text:p text:style-name="P27">в этой же строке прописывается тело оператора (по вышеописанным правилам <text:span text:style-name="T23">для блочных операторов</text:span>), и при этом секвенция операторов тела прописывается с отступом от ключевого слова, обозначающего оператор управления ходом вычислений, <text:span text:style-name="T23">а закрывающая скобка — без отступа от него</text:span>;</text:p>
      <text:p text:style-name="P27"/>
      <text:p text:style-name="P28">Прочие правила — специфика конкретных операторов управления ходом вычислений.</text:p>
      <text:p text:style-name="P50"/>
      <text:p text:style-name="P50">while</text:p>
      <text:p text:style-name="P43"/>
      <text:p text:style-name="P29">у этого оператора нет специфических правил оформления;</text:p>
      <text:p text:style-name="P29"/>
      <text:p text:style-name="P50">do – while</text:p>
      <text:p text:style-name="P43"/>
      <text:p text:style-name="P29">у этого оператора нет специфических правил оформления;</text:p>
      <text:p text:style-name="P30">хотя, стоит заметить, что<text:span text:style-name="T7"> </text:span><text:span text:style-name="T8">while ( … ) </text:span>прописывается в той же строке, что и закрывающая скобка тела оператора;</text:p>
      <text:p text:style-name="P29"/>
      <text:p text:style-name="P50">for</text:p>
      <text:p text:style-name="P43"/>
      <text:p text:style-name="P29">у этого оператора нет специфических правил оформления;</text:p>
      <text:p text:style-name="P28"/>
      <text:p text:style-name="P49">if</text:p>
      <text:p text:style-name="P49"/>
      <text:p text:style-name="P41"><text:span text:style-name="T20">если в операторе</text:span><text:span text:style-name="T11"> </text:span><text:span text:style-name="T7">if </text:span><text:span text:style-name="T20">присутсвует ветвь</text:span><text:span text:style-name="T11"> </text:span><text:span text:style-name="T12">else</text:span><text:span text:style-name="T24">,</text:span><text:span text:style-name="T20"> то она прописывается в той же строке, что и закрывающая скобка тела;</text:span></text:p>
      <text:p text:style-name="P41"><text:span text:style-name="T22">причем, </text:span><text:span text:style-name="T20">это касается как ключевого слова ветви, так </text:span><text:span text:style-name="T22">и</text:span><text:span text:style-name="T20"> </text:span><text:span text:style-name="T22">ее </text:span><text:span text:style-name="T20">тела;</text:span></text:p>
      <text:p text:style-name="P41"><text:span text:style-name="T22">при этом, </text:span><text:span text:style-name="T20">тело </text:span><text:span text:style-name="T21">ветви </text:span><text:span text:style-name="T20">прописывается по вышеописанным правилам для блочных операторов;</text:span></text:p>
      <text:p text:style-name="P42"><text:span text:style-name="T21">ветвь прописывается через пробел после закрывающей скобки</text:span><text:span text:style-name="T20">;</text:span></text:p>
      <text:p text:style-name="P42"><text:span text:style-name="T26">при этом закрывающие скобки </text:span><text:span text:style-name="T27">ветвей</text:span><text:span text:style-name="T26"> прописываются без отступа от верха иерархии</text:span><text:span text:style-name="T25">;</text:span></text:p>
      <text:p text:style-name="P42"><text:soft-page-break/><text:span text:style-name="T20">если оператор</text:span><text:span text:style-name="T11"> </text:span><text:span text:style-name="T12">if </text:span><text:span text:style-name="T20">вложенный, то он прописывается по вышеописанным правилам для оператора</text:span><text:span text:style-name="T12"> if </text:span><text:span text:style-name="T20">с ветвью</text:span><text:span text:style-name="T11"> </text:span><text:span text:style-name="T12">else</text:span><text:span text:style-name="T25">;</text:span></text:p>
      <text:p text:style-name="P45"/>
      <text:p text:style-name="P51"><text:span text:style-name="T24">s</text:span>witch</text:p>
      <text:p text:style-name="P44"/>
      <text:p text:style-name="P31">все ветви (лучше сказать метки) этого оператора прописываются без отступа от ключевого слова, обозначающего этот оператор управления ходом вычислений;</text:p>
      <text:p text:style-name="P31">секвенция операторов за его метками прописывается с отступом от ключевого слова, обозначающего метку;</text:p>
      <text:p text:style-name="P69"/>
      <text:p text:style-name="P69">Структуры кода для обработки прерываний</text:p>
      <text:p text:style-name="P32"/>
      <text:p text:style-name="P32">блок<text:span text:style-name="T7"> </text:span><text:span text:style-name="T8">try</text:span><text:span text:style-name="T4"> </text:span>прописывается так — ключевое слово<text:span text:style-name="T7"> </text:span><text:span text:style-name="T8">try </text:span>прописывается на одной строке с блоком (блок прописывается по вышеописанным правилам для блочных операторов);</text:p>
      <text:p text:style-name="P35">причем, секвенция операторов блока прописывается с отступом от ключевого слова<text:span text:style-name="T7"> </text:span><text:span text:style-name="T8">try</text:span><text:span text:style-name="T4">;</text:span></text:p>
      <text:p text:style-name="P32">блок<text:span text:style-name="T7"> </text:span><text:span text:style-name="T8">catch </text:span>прописывается на одной строке с закрывающей скобкой блока<text:span text:style-name="T7"> </text:span><text:span text:style-name="T8">try</text:span><text:span text:style-name="T4">;</text:span></text:p>
      <text:p text:style-name="P32">причем, этот блок прописывается так же, как и блок<text:span text:style-name="T7"> </text:span><text:span text:style-name="T8">try</text:span><text:span text:style-name="T4">;</text:span></text:p>
      <text:p text:style-name="P32">последующие блоки<text:span text:style-name="T7"> </text:span><text:span text:style-name="T8">catch </text:span>прописываются с одинаковым отступом <text:span text:style-name="T28">относительно него и друг друга</text:span>;</text:p>
      <text:p text:style-name="P32">блок<text:span text:style-name="T7"> </text:span><text:span text:style-name="T8">finally </text:span>прописывается так же, как блок<text:span text:style-name="T7"> </text:span><text:span text:style-name="T8">catch</text:span><text:span text:style-name="T4">;</text:span></text:p>
      <text:p text:style-name="P46"/>
      <text:p text:style-name="P62">Методы</text:p>
      <text:p text:style-name="P33"/>
      <text:p text:style-name="P73">Методы оформляются так же, как и операторы управления ходом вычисления (в общем случае).</text:p>
      <text:p text:style-name="P73">Разве что, вместо записи оператора управления ходом вычислений будет запись, характерная для объявления метода. Причем, в этой записи имя метода и область параметров <text:span text:style-name="T31">метода </text:span>принято прописывать просто подряд, без пробела.</text:p>
      <text:p text:style-name="P36">И еще, если метод возвращает единственное значение, то в операторе возврата значения не следует использовать скобки.</text:p>
      <text:p text:style-name="P72"><text:span text:style-name="T35"/></text:p>
      <text:p text:style-name="P74"><text:span text:style-name="T35">ссылочные типы</text:span></text:p>
      <text:p text:style-name="P33"/>
      <text:p text:style-name="P34">Ссылочные типы оформляются так же, как и методы. Разве что, вместо записи, характерной для объявления метода, будет запись, характерная для объявления ссылочного типа.</text:p>
      <text:p text:style-name="P54"/>
      <text:p text:style-name="P54">О комментариях</text:p>
      <text:p text:style-name="P54"/>
      <text:p text:style-name="P17">Комментарии следует применять для комментирования целых файлов исходного кода, отдельных структур кода в этих файлах, <text:s/>и отдельных строк.</text:p>
      <text:p text:style-name="P20">Комментарии к целым файлам должны содержать сведения касательно всего файла, комментарии к отдельным структурам кода должны содержать сведения касательно этих структур кода, комментарии к строкам кода должны содержать только сведения касательно этих строк кода.</text:p>
      <text:p text:style-name="P18">Для комментирования файлов и структур кода в них следует применять многострочные комментарии, для комментирования отдельных строк следует применять однострочные. Секвенцию однострочных комментариев не следует применять как суррогат многострочного комментария.</text:p>
      <text:p text:style-name="P18">Многострочный комментарий следует располагать перед комментируемым кодом, <text:span text:style-name="T17">либо в конце его строки (если он настолько мал); но, многострочный комментарий не следует располагать внутри комментируемого участка исходного кода. Если один участок кода комментируется секвенцией многострочных комментариев (когда они малы, и идут в конце строки), то эти комментарии должны быть выровнены друг с другом табуляцией.</text:span></text:p>
      <text:p text:style-name="P19">Однострочный комментарий следует располагать перед комментируемой строкой кода, либо за ней.</text:p>
      <text:p text:style-name="P19">Отступы комментариев должны быть такие же, как у комментируемого кода.</text:p>
      <text:p text:style-name="P18">Комментарии следует предварять пустой строкой.</text:p>
      <text:p text:style-name="P17">Наиболее сложные для понимания участки кода следует комментировать, наиболее простые — не следует. В любом случае комментарии должны быть лаконичными.</text:p>
      <text:p text:style-name="P55"><text:soft-page-break/>Об употреблении пробельных символов</text:p>
      <text:p text:style-name="P55"/>
      <text:p text:style-name="P63">Об употреблении пробелов</text:p>
      <text:p text:style-name="P63"/>
      <text:p text:style-name="P39">Употребление пробелов было рассмотрено выше. Кроме того, пробелы употребляются:</text:p>
      <text:p text:style-name="P39">после секций цикла<text:span text:style-name="T7"> </text:span><text:span text:style-name="T8">for;</text:span></text:p>
      <text:p text:style-name="P39">после запятой (где бы она ни употреблялась);</text:p>
      <text:p text:style-name="P39">с бинарными операторами (по обе стороны от знака оператора);</text:p>
      <text:p text:style-name="P39"/>
      <text:p text:style-name="P39">Необходимо помнить, что пробелы не употребляются:</text:p>
      <text:p text:style-name="P39">с унарными операторами (между оператором и операндом);</text:p>
      <text:p text:style-name="P39">с оператором доступа к членам;</text:p>
      <text:p text:style-name="P39">между именем метода и областью параметров;</text:p>
      <text:p text:style-name="P63"/>
      <text:p text:style-name="P63">Об употреблении табуляции</text:p>
      <text:p text:style-name="P63"/>
      <text:p text:style-name="P37">Употребление табуляции полностью рассмотрено выше.</text:p>
      <text:p text:style-name="P63"/>
      <text:p text:style-name="P63">Об употреблении пустых строк</text:p>
      <text:p text:style-name="P63"/>
      <text:p text:style-name="P38">Как и говорилось выше, секции файла разделяются пустыми строками. Кроме того, пустые строки употребляются и внутри секций, и ставятся так:</text:p>
      <text:p text:style-name="P39">между вложенными в нее секциями;</text:p>
      <text:p text:style-name="P39">между идущими подряд методами;</text:p>
      <text:p text:style-name="P39">между объявлением переменных и следующей за ним секвенцией операторов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Tahoma" fo:font-size="10pt" fo:background-color="#ffffff" style:font-size-asian="10pt" style:font-size-complex="10pt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 LibreOffice_project/5896ab1714085361c45cf540f76f60673dd96a72</meta:generator>
    <dc:date>2019-09-03T20:13:52.231000000</dc:date>
    <meta:editing-duration>PT26M30S</meta:editing-duration>
    <meta:editing-cycles>5</meta:editing-cycles>
    <meta:document-statistic meta:table-count="0" meta:image-count="0" meta:object-count="0" meta:page-count="8" meta:paragraph-count="112" meta:word-count="1414" meta:character-count="10655" meta:non-whitespace-character-count="9336"/>
  </office:meta>
</office:document-meta>
</file>